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in" fo:margin-right="0in" fo:text-indent="0in" style:auto-text-indent="false"/>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action" form:control-implementation="ooo:com.sun.star.form.component.HiddenControl" form:id="control1" form:value="fullsearch"/>
          <form:hidden form:name="context" form:control-implementation="ooo:com.sun.star.form.component.HiddenControl" form:id="control2" form:value="180"/>
        </form:form>
        <form:form form:name="unnamed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action" form:control-implementation="ooo:com.sun.star.form.component.HiddenControl" form:id="control3" form:value="userform"/>
        </form:form>
        <form:form form:name="unnamed2"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resa de hosting está buscando programadores Junior en Python para armar nuevo equipo de desarrollo. Full-Time, 8hrs. en Capital Federal, enviar CV a ivan@reptoland.com</text:p>
      <text:p text:style-name="P1">Somos Atommica, un startup con una cultura de trabajo diferente. Buscamos personas apasionadas con espíritu emprendedor. Trabajamos en Python, usamos Django, PostgreSQL entre otras cosas. Actualmente estamos buscando estrellas en estos puestos: Junior Software Developers, Software Developers, Great Software Developers. Mandanos tu cv a python@atommica.com</text:p>
      <text:p text:style-name="P1">Para importante proyecto de software ERP Open Source, estamos en la búsqueda de programadores Python que posean preferentemente conocimientos de PostgreSQL (no excluyente). En PuertaTotal estamos creciendo y necesitamos tu conocimiento. Te ofrecemos un muy buen ambiente de trabajo con posibilidades de progreso. Zona de Trabajo: San Miguel, Gran Bs As. Por favor enviar curriculum a <text:a xlink:type="simple" xlink:href="mailto:rrhh@puertatotal.com.ar">rrhh@puertatotal.com.ar</text:a></text:p>
      <text:p text:style-name="P2"><text:soft-page-break/>Estamos buscando desarrolladores con buenos conocimientos de Python, C++ ó Assembler, para trabajar en nuestras oficinas de Capital Federal (Palermo). CORE es una empresa que desarrolla e investiga tecnología de punta de seguridad informática, para ayudar a las organizaciones a protegerse y reducir el riesgo. Mandános tu CV a empleos.argentina@corest.com y encontrá más info en www.coresecurity.com/jobopportunities</text:p>
      <text:p text:style-name="P1">Buscamos programadores enérgicos que deseen hacer carrera de superheroe. Se aprecia comunicación fluida en inglés y conocimiento de python, zope y plone (no excluyente). Para trabajar en la ciudad de Córdoba, o remotamente de otras partes del país y del cono sur. Interesados escribir a laburos@menttes.com. Mas info en http://labs.menttes.com</text:p>
      <text:p text:style-name="Standard"><text:span text:style-name="T1">Para aplicacion web GIS con información sobre transportes urbanos buscamos desarrollador con conocimiento de Python, Django y PostgreSQL. Contactar a pedroirusta@gmail.com o </text:span><text:a xlink:type="simple" xlink:href="mailto:sdistefano@gmail.com"><text:span text:style-name="T1">sdistefano@gmail.com</text:span></text:a></text:p>
      <text:p text:style-name="P1">Para proyectos cortos, Vortech necesita programadores que ya conocen otros lenguajes y que están empezando con Python. empleos@vortech.com.ar</text:p>
      <text:p text:style-name="P1"><text:soft-page-break/>wooobiz.com.ar, somos un start-up de gente que le gusta desarrollar software de calidad, simpatizantes del software libre, los estándares abiertos y las metodologías ágiles. Nuestras oficinas están ubicadas en San Telmo y estamos buscando gente talentosa y que comparta nuestros valores para sumarse al equipo. Podés leer mas acerca de las herramientas que usamos en http://woobiz.com.ar/es/about y escribir a nubis@woobiz.com.ar contando lo que te gustaria hacer. <text:bookmark text:name="line-3"/></text:p>
      <text:p text:style-name="P1">En Except (http://except.com.ar) trabajamos con Python, Zope, Plone y Django, Eiffel y C. Somos una empresa cordobesa, que está creciendo con la incorporación de personas alineadas con nuestros valores. Si estás interesado en trabajar en una empresa responsable y que produce Software Libre de calidad, escribí a info@except.com.ar.</text:p>
      <text:p text:style-name="P1">Desarrolladores senior y junior para proyectos internacionales. Programadores de Python/Zope/Plone para integrar un equipo de desarrollo. Interesados enviar curriculum a: info@inter-cultura.com</text:p>
      <text:p text:style-name="P2">Cooperativa de Trabajo "gcoop" Ltda. busca socios para trabajar en proyectos usando Python y muchas otras herramientas de Software Libre. Más datos en http://www.gcoop.com.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65in" fo:margin-right="0in" fo:margin-top="0.4in" fo:margin-bottom="0.4in" fo:keep-together="always" fo:text-indent="-0.65in" style:auto-text-indent="false" style:page-number="auto" fo:padding="0.4in" fo:border="0.0138in solid #000000" style:shadow="none" style:join-border="false">
        <style:tab-stops/>
      </style:paragraph-properties>
      <style:text-properties style:font-name="Bitstream Vera Sans Mono" fo:font-size="13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701in" fo:page-height="11.6902in" style:num-format="1" style:print-orientation="portrait" fo:margin-top="0.4in" fo:margin-bottom="0.4in" fo:margin-left="0.4in" fo:margin-right="0.4in" fo:border="none" fo:padding="0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jandro Cura</meta:initial-creator>
    <meta:creation-date>2008-08-19T17:21:26</meta:creation-date>
    <dc:creator>Alejandro Cura</dc:creator>
    <dc:date>2008-08-20T08:20:44</dc:date>
    <meta:printed-by>Alejandro Cura</meta:printed-by>
    <meta:print-date>2008-08-20T08:20:26</meta:print-date>
    <meta:editing-cycles>3</meta:editing-cycles>
    <meta:editing-duration>PT22M21S</meta:editing-duration>
    <meta:user-defined meta:name="Info 1"/>
    <meta:user-defined meta:name="Info 2"/>
    <meta:user-defined meta:name="Info 3"/>
    <meta:user-defined meta:name="Info 4"/>
    <meta:document-statistic meta:table-count="0" meta:image-count="0" meta:object-count="0" meta:page-count="3" meta:paragraph-count="11" meta:word-count="455" meta:character-count="3194"/>
  </office:meta>
</office:document-meta>
</file>